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ternMatcherInput.getCurrent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tternMatcherInput.setMatchOffsets( int matchBeginOffset , int matchEnd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ternMatcherInput.PatternMatcherInput(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MatcherInput.charAt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tternMatcherInput.pos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ternMatcherInput.substring( int beginOffset , int end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ternMatcherInput.setBeginOffset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tternMatcherInput.getEnd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tternMatcherInput.endOf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tternMatcherInput.getMatchBegin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tternMatcherInput.PatternMatcherInput( char [ ]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MatcherInput.getBegin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tternMatcherInput.setEndOffset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tternMatcherInpu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MatcherInput.PatternMatcherInput( char [ ] input , int begin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MatcherInput.pre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ternMatcherInput.setInput( char [ ] input , int begin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ternMatcherInput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MatcherInput.PatternMatcherInput( String input , int begin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MatcherInput.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ternMatcherInput.get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tternMatcherInput.getMatchEnd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tternMatcherInput.setCurrentOffset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ternMatcherInput.setInput( char [ ]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MatcherInput.substring( int begin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ternMatcherInput.setInput( String input , int begin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ternMatcherInput.setInput(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MatcherInput.getInp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